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ff9" officeooo:paragraph-rsid="00100ff9"/>
    </style:style>
    <style:style style:name="P2" style:family="paragraph" style:parent-style-name="Standard">
      <style:text-properties officeooo:paragraph-rsid="00100ff9"/>
    </style:style>
    <style:style style:name="P3" style:family="paragraph" style:parent-style-name="Standard">
      <style:text-properties officeooo:rsid="00100ff9" officeooo:paragraph-rsid="00100ff9"/>
    </style:style>
    <style:style style:name="P4" style:family="paragraph" style:parent-style-name="Standard">
      <style:text-properties officeooo:rsid="00100ff9" officeooo:paragraph-rsid="0010527e"/>
    </style:style>
    <style:style style:name="P5" style:family="paragraph" style:parent-style-name="Standard">
      <style:text-properties officeooo:rsid="00100ff9" officeooo:paragraph-rsid="00110c9a"/>
    </style:style>
    <style:style style:name="P6" style:family="paragraph" style:parent-style-name="Standard">
      <style:text-properties officeooo:paragraph-rsid="00100ff9"/>
    </style:style>
    <style:style style:name="P7" style:family="paragraph" style:parent-style-name="Standard">
      <style:text-properties officeooo:paragraph-rsid="0010527e"/>
    </style:style>
    <style:style style:name="P8" style:family="paragraph" style:parent-style-name="Standard">
      <style:text-properties officeooo:paragraph-rsid="00110c9a"/>
    </style:style>
    <style:style style:name="T1" style:family="text">
      <style:text-properties officeooo:rsid="00100ff9"/>
    </style:style>
    <style:style style:name="T2" style:family="text">
      <style:text-properties officeooo:rsid="0010527e"/>
    </style:style>
    <style:style style:name="T3" style:family="text">
      <style:text-properties officeooo:rsid="0011fd52"/>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MA</text:p>
      <text:p text:style-name="Standard">\cite{<text:span text:style-name="T4">pedersen2010cma</text:span>_controll_param} CMA used in robotic arm simulaiton\\</text:p>
      <text:p text:style-name="P2">\cite{hansen2023cma} CMA Tutorial\\</text:p>
      <text:p text:style-name="P2">\cite{<text:span text:style-name="T4">corne2018_ea</text:span>} Talks about different EA and mentiones CMA to be most widely used of ES, talks about how to choose. DEAP for python parameter choosing. Presents case studies.\\</text:p>
      <text:p text:style-name="P7">\cite{<text:span text:style-name="T4">Sheikhan2013cma_hepatitis</text:span>} CMA used for optimal controller for antiviral therapy on hepatitis B. Uses simulations.\\</text:p>
      <text:p text:style-name="P7">\cite{<text:span text:style-name="T4">Yoshida2009</text:span>} Nice diagram of PID. CMA better, quicker than PSO, easy to implement. used cma to optimize pid.<text:span text:style-name="T2">\\</text:span></text:p>
      <text:p text:style-name="P7">\cite{Guo18ants} references CMA. also uses 2 steps GA, uses real ant data as part of the score in GA, one layered NN optimized with GA. THEY ALSO USE CMA!!! and explain it. They use simulations :/ (Simulation framework: Bullet). Question, can it be applied in real world? They used a lot of parameters (Stage I 198, Stage II 608), we might need far less. Conclusion: Exiting to see they use same basic ideas(2 Stages and CMA), unfortunately they apply in simulation, but on the other hand they optimize in very high dimensions and we don’t. Might be useful for initial hyper-parameters, and as inspiration to use real bat data.<text:span text:style-name="T2">\\</text:span></text:p>
      <text:p text:style-name="P7">\cite{<text:span text:style-name="T4">Sivananaithaperumal2014</text:span>} Fractional-Order Proportional, Integral and Derivative controller (FO-PID) parameters using Covariance Matrix Adaptation. Simulations. Positive results<text:span text:style-name="T2">\\</text:span></text:p>
      <text:p text:style-name="P7">\cite{<text:span text:style-name="T4">WILLJUICEIRUTHAYARAJAN20105775</text:span>} CMA for pid positive result. Simulations. Proportional-Integral-Derivative (PID). More than 90\% of industrial controllers are still</text:p>
      <text:p text:style-name="P7">implemented based around PID control algorithms, CMA algorithm outperforms all other</text:p>
      <text:p text:style-name="P7">similar classes of learning algorithms on the benchmark multi-</text:p>
      <text:p text:style-name="P7">modal functions. Simulation. positive results.<text:span text:style-name="T2">\\</text:span></text:p>
      <text:p text:style-name="P7">\cite{<text:span text:style-name="T4">IRUTHAYARAJAN20099159_ea_pid</text:span>} Comparison of several EA to tune PID using simulation, best are CMA and Modified particle swarm optimization<text:span text:style-name="T2">\\</text:span></text:p>
      <text:p text:style-name="P2"/>
      <text:p text:style-name="P1">FUZZY</text:p>
      <text:p text:style-name="P8">\cite{<text:span text:style-name="T4">Lian1999neuro</text:span>_fuzzy}Tuning of a Neuro-Fuzzy</text:p>
      <text:p text:style-name="P5">Controller by Genetic Algorithm Simulation.</text:p>
      <text:p text:style-name="P5"/>
      <text:p text:style-name="P8">\cite{Fan2009ga_pid} Explanation of Ziegern PID tunning and comparison to geneitc. Fuzzy mostly used for PID. Simulation, very vanilla approach.</text:p>
      <text:p text:style-name="P5"/>
      <text:p text:style-name="P5">\cite{Hoffmann2001genfuzzy_tut} Genetic algorithm to optimize rule base of Fuzzy and another test optimizing membership functions. Genetic fuzzy controller. Good example to learn how to apply to <text:s/>batbot. More of a tutorial for diffrent robots to apply genetic fuzzy.</text:p>
      <text:p text:style-name="P5"/>
      <text:p text:style-name="P4">\cite{Grefenstette1994EVOLUTIONARYAI} General explanation of GA. examples of EA in robotics. Mentions neurogenetic, fuzzy controller.</text:p>
      <text:p text:style-name="Standard">\cite{mucientes2007fuzzyga} Optimizes fuzzy controller using genetic algorithm for mobile robotics, only simulation \\</text:p>
      <text:p text:style-name="P2">\cite{narvydas2007fc_ga_mobilebot} Uses fuzzy and ga on real mobile robot, which is simple but so is ours. Good explanationo of GA. most time taken on was robot movement and fitness<text:span text:style-name="T1">\\</text:span></text:p>
      <text:p text:style-name="P7">\cite{narvydas2007fc_ga_mobilebot} Uses fuzzy and ga on real mobile robot, which is simple but so is ours. Good explanationo of GA. most time taken on was robot movement and fitness evluation. BUENO.\\</text:p>
      <text:p text:style-name="P7">\cite{Sheroz2008fc_ga} Trains PD-FLC to controll DC motor. Explanation of PID in simulink. Explains hand tuning of PID gains. Good explanation of optimizeing FLC. The tuning of</text:p>
      <text:p text:style-name="P7">the fuzzy logic controller can be achieved by either</text:p>
      <text:p text:style-name="P7">adjusting the range of the universe of discourse for the</text:p>
      <text:p text:style-name="P7">linguistic variables, adjusting the input and output</text:p>
      <text:p text:style-name="P7"><text:soft-page-break/>scaling gains of the controller or adjusting the number,</text:p>
      <text:p text:style-name="P7">type and positions of the membership functions used.</text:p>
      <text:p text:style-name="P7"/>
      <text:p text:style-name="P7">\cite{Hoe2001fc_mobile_ea} Evolutionary algorithm for fuzzy controller, uses 3 phased trainint. Simulation.</text:p>
      <text:p text:style-name="P2"/>
      <text:p text:style-name="Standard"/>
      <text:p text:style-name="P1">REAL</text:p>
      <text:p text:style-name="P8"/>
      <text:p text:style-name="P8">\cite{<text:span text:style-name="T4">Slowik2020summary</text:span>_ga_reallife} Count of papers that talk about applications in real life. Main problems, premature convergence, second trade off between exploration and exploitation. Hugh dimensionalit is a problem. EA constantly growing, always will be relevatn. </text:p>
      <text:p text:style-name="P8">As we can see, the literature on the evolutionary algo-</text:p>
      <text:p text:style-name="P8">rithms in general and in their industrial applications is</text:p>
      <text:p text:style-name="P8">plentiful, but very rarely this literature concerns applica-</text:p>
      <text:p text:style-name="P8">tions that have been used in practice. Following [110], we</text:p>
      <text:p text:style-name="P8">can say that the theory does not support the practice; there</text:p>
      <text:p text:style-name="P8">is a big gap between theory and practice.</text:p>
      <text:p text:style-name="P8">Very often in real-world problems, we must optimize a</text:p>
      <text:p text:style-name="P8">function in a high-dimensional domain. This process usu-</text:p>
      <text:p text:style-name="P8">ally is very complex and takes a lot of computational time.</text:p>
      <text:p text:style-name="P8">Therefore, in real applications, the EAs designed for this</text:p>
      <text:p text:style-name="P8">type of problems should be designed to be implemented</text:p>
      <text:p text:style-name="P8">easily to run in parallel (or easy to run in GPU) to reduce</text:p>
      <text:p text:style-name="P8">their computational time. A greater effort in this feature</text:p>
      <text:p text:style-name="P8">should be in future proposals because this could be a cru-</text:p>
      <text:p text:style-name="P8">cial feature to decide whether an algorithm is useful in real</text:p>
      <text:p text:style-name="P8">applications.</text:p>
      <text:p text:style-name="P8">In summary, we believe that in the future, new evolu-</text:p>
      <text:p text:style-name="P8">tionary algorithms will be developed, and the research</text:p>
      <text:p text:style-name="P8">problems connected with evolutionary algorithms will</text:p>
      <text:p text:style-name="P8">always be a hot topic for researchers.</text:p>
      <text:p text:style-name="P5">(Echale un ojo mas a detalle)</text:p>
      <text:p text:style-name="P5"/>
      <text:p text:style-name="Standard">\cite{<text:span text:style-name="T4">trentsiosa2022srgap</text:span>}Trained robot in simulation using RL and transfered to real robot without optimization. Simple problem.\\</text:p>
      <text:p text:style-name="P2">\cite{<text:span text:style-name="T4">wu2022daydreamer</text:span>} Trains on real robot. Explains disadvantages of simulations. uses RL. trained 4 robots, one of them walking robot. This deserves a parragraph by itself. \\</text:p>
      <text:p text:style-name="P2">\cite{<text:span text:style-name="T4">zhu2020ingredients</text:span>} Train real robot using RL tlaks about the challenges, focus on vision and grasping which is complex.\\</text:p>
      <text:p text:style-name="P2">\cite{<text:span text:style-name="T4">asafuddoula2011deg</text:span>_realworld_problems} Real world optimization is challenging because involve large number of variables. they propose diferential evolution and test is.\\</text:p>
      <text:p text:style-name="P2">\cite{<text:span text:style-name="T4">narvydas2007fc</text:span>_ga_mobilebot} Uses fuzzy and ga on real mobile robot, which is simple but so is ours. Good explanationo of GA. most time taken on was robot movement and fitness<text:span text:style-name="T1">\\</text:span></text:p>
      <text:p text:style-name="P7"/>
      <text:p text:style-name="P7">\cite{<text:span text:style-name="T4">Silva2016ea</text:span>_mobbot} Simulation of room with obstacles. Robot navigation using GA to train and then tested on real robot. 1 action is a PMV value for each combination of possible sensor info (binary off or on)</text:p>
      <text:p text:style-name="P7"/>
      <text:p text:style-name="Standard"/>
      <text:p text:style-name="P1">PID</text:p>
      <text:p text:style-name="P8"><text:soft-page-break/>\cite{Lu2012ANN_PID} Artificial Neural Network like PID sucessfully tested in simulation The advantages of the ANN-PID controller based DEA</text:p>
      <text:p text:style-name="P8">are summarized as following:</text:p>
      <text:p text:style-name="P8">1. The mathematics model for the controlled object is</text:p>
      <text:p text:style-name="P8">not necessary;</text:p>
      <text:p text:style-name="P8">2. The structure of the controller and the algorithm is</text:p>
      <text:p text:style-name="P8">simple, and it is convenient to apply them to online real-</text:p>
      <text:p text:style-name="P8">time control;</text:p>
      <text:p text:style-name="P8">3. It is more robust. The method can be applied to</text:p>
      <text:p text:style-name="P8">industrial process control, and take full advantage of both</text:p>
      <text:p text:style-name="P8">neural network and traditional PID </text:p>
      <text:p text:style-name="P8">NN-PID controller based on DEA convergence</text:p>
      <text:p text:style-name="P8">speed is faster than ANN-PID controller and ANN-DEA-</text:p>
      <text:p text:style-name="P8">PID controller can reach global minimum, due to adopt</text:p>
      <text:p text:style-name="P8">the different evolutional algorithm to train weight of</text:p>
      <text:p text:style-name="P5">neural network</text:p>
      <text:p text:style-name="P5"/>
      <text:p text:style-name="P5">\cite{<text:span text:style-name="T4">Gundogdu2005pid</text:span>_ga} Comparison of PID using genetic algorithm with Ziegler Nichols. Simulaiton</text:p>
      <text:p text:style-name="P5"/>
      <text:p text:style-name="P8">\cite{<text:span text:style-name="T4">Fan2009ga</text:span>_pid} Explanation of Ziegern PID tunning and comparison to geneitc. Fuzzy mostly used for PID. Simulation, very vanilla approach.</text:p>
      <text:p text:style-name="P5"/>
      <text:p text:style-name="P4">\cite{Kwok1994ga_pid} <text:s/>found better PID gains in simulation of PUMA using ga.</text:p>
      <text:p text:style-name="P4"/>
      <text:p text:style-name="Standard">\cite{chen2013ga_pid} simulation matlab, pid parameters using ga. Nice explanation of pid to be based on. Nice explanation of PID with GA. Proposes new algorithm. Nice straight forward explanation of PID optimization with GA. \\</text:p>
      <text:p text:style-name="P7">\cite{Sivananaithaperumal2014} Fractional-Order Proportional, Integral and Derivative controller (FO-PID) parameters using Covariance Matrix Adaptation. Simulations. Positive results</text:p>
      <text:p text:style-name="P7">\cite{WILLJUICEIRUTHAYARAJAN20105775} CMA for pid positive result. Simulations. Proportional-Integral-Derivative (PID). More than 90\% of industrial controllers are still</text:p>
      <text:p text:style-name="P7">implemented based around PID control algorithms, CMA algorithm outperforms all other</text:p>
      <text:p text:style-name="P7">similar classes of learning algorithms on the benchmark multi-</text:p>
      <text:p text:style-name="P7">modal functions. Simulation. positive results.</text:p>
      <text:p text:style-name="P7">\cite{Yoshida2009} Nice diagram of PID. CMA better, quicker than PSO, easy to implement. used cma to optimize pid.</text:p>
      <text:p text:style-name="P7">\cite{Neenu2009dc_pid} Explains traditional method of tuning PID and compares it with better performing GA optimization. Clear description of GA hyper-parameters. Mentiones traiditional PID approach Ziegler Nichols Method.</text:p>
      <text:p text:style-name="P7">\cite{Sheroz2008fc_ga} Trains PD-FLC to controll DC motor. Explanation of PID in simulink. Explains hand tuning of PID gains. Good explanation of optimizeing FLC. The tuning of</text:p>
      <text:p text:style-name="P7">the fuzzy logic controller can be achieved by either</text:p>
      <text:p text:style-name="P7">adjusting the range of the universe of discourse for the</text:p>
      <text:p text:style-name="P7">linguistic variables, adjusting the input and output</text:p>
      <text:p text:style-name="P7">scaling gains of the controller or adjusting the number,</text:p>
      <text:p text:style-name="P7">type and positions of the membership functions used.</text:p>
      <text:p text:style-name="P7">\cite{Bagis2007pid_ga} used modified gentic algorihtm to find the optimal parameters of the pis controller. Uses Simulation . Comparison with normal pid. Positive results. No systematic procedure for choosing most approriate genetic operator.</text:p>
      <text:p text:style-name="P7">\cite{IRUTHAYARAJAN20099159_ea_pid} Comparison of several EA to tune PID using simulation, best are CMA and Modified particle swarm optimization</text:p>
      <text:p text:style-name="Standard"><text:soft-page-break/></text:p>
      <text:p text:style-name="P1">EA</text:p>
      <text:p text:style-name="P8">\cite{<text:span text:style-name="T4">Lian1999neuro</text:span>_fuzzy}Tuning of a Neuro-Fuzzy</text:p>
      <text:p text:style-name="P5">Controller by Genetic Algorithm Simulation.</text:p>
      <text:p text:style-name="P5"/>
      <text:p text:style-name="P5">\cite{<text:span text:style-name="T4">Gundogdu2005pid</text:span>_ga} Comparison of PID using genetic algorithm with Ziegler Nichols. Simulaiton</text:p>
      <text:p text:style-name="P5"/>
      <text:p text:style-name="P8">\cite{<text:span text:style-name="T4">Fan2009ga</text:span>_pid} Explanation of Ziegern PID tunning and comparison to geneitc. Fuzzy mostly used for PID. Simulation, very vanilla approach.</text:p>
      <text:p text:style-name="P5"/>
      <text:p text:style-name="P5">\cite{<text:span text:style-name="T4">Hoffmann2001genfuzzy</text:span>_tut} Genetic algorithm to optimize rule base of Fuzzy and another test optimizing membership functions. Genetic fuzzy controller. Good example to learn how to apply to <text:s/>batbot. More of a tutorial for diffrent robots to apply genetic fuzzy.</text:p>
      <text:p text:style-name="P5"/>
      <text:p text:style-name="P4">\cite{<text:span text:style-name="T4">Kwok1994ga</text:span>_pid} <text:s/>found better PID gains in simulation of PUMA using ga.</text:p>
      <text:p text:style-name="P1"/>
      <text:p text:style-name="P4">\cite{<text:span text:style-name="T4">Grefenstette1994EVOLUTIONARYAI</text:span>} General explanation of GA. examples of EA in robotics. Mentions neurogenetic, fuzzy controller.</text:p>
      <text:p text:style-name="P4"/>
      <text:p text:style-name="Standard">\cite{<text:span text:style-name="T4">vikhar2016ea</text:span>_critic} mentions last two decades of EA development. General explanation of EA. <text:s/>It is applicable to various optimization problems with limited computation capability and having insufficient or imperfect information. In such situations, it provides adequately good solution. ES used in engineering. Describes many advantages. \\</text:p>
      <text:p text:style-name="Standard"/>
      <text:p text:style-name="Standard">\cite{<text:span text:style-name="T4">back2008ea</text:span>_applications} Explain 3 succsesfull applications of EA: quantum control, Optimization of Feature Detectors in Medical Images, Chemical Engineering Plant Optimization.\\</text:p>
      <text:p text:style-name="P7">\cite{<text:span text:style-name="T4">narvydas2007fc</text:span>_ga_mobilebot} Uses fuzzy and ga on real mobile robot, which is simple but so is ours. Good explanationo of GA. most time taken on was robot movement and fitness evluation. BUENO.\\</text:p>
      <text:p text:style-name="P7">\cite{<text:span text:style-name="T4">Neenu2009dc</text:span>_pid} Explains traditional method of tuning PID and compares it with better performing GA optimization. Clear description of GA hyper-parameters. Mentiones traiditional PID approach Ziegler Nichols Method.</text:p>
      <text:p text:style-name="P7">\cite{<text:span text:style-name="T4">Sheroz2008fc</text:span>_ga} Trains PD-FLC to controll DC motor. Explanation of PID in simulink. Explains hand tuning of PID gains. Good explanation of optimizeing FLC. The tuning of</text:p>
      <text:p text:style-name="P7">the fuzzy logic controller can be achieved by either</text:p>
      <text:p text:style-name="P7">adjusting the range of the universe of discourse for the</text:p>
      <text:p text:style-name="P7">linguistic variables, adjusting the input and output</text:p>
      <text:p text:style-name="P7">scaling gains of the controller or adjusting the number,</text:p>
      <text:p text:style-name="P7">type and positions of the membership functions used.</text:p>
      <text:p text:style-name="P7"/>
      <text:p text:style-name="P7">\cite{<text:span text:style-name="T4">Bagis2007pid</text:span>_ga} used modified gentic algorihtm to find the optimal parameters of the pis controller. Uses Simulation . Comparison with normal pid. Positive results. No systematic procedure for choosing most approriate genetic operator.</text:p>
      <text:p text:style-name="P7"/>
      <text:p text:style-name="P7">\cite{<text:span text:style-name="T4">IRUTHAYARAJAN20099159</text:span>_ea_pid} Comparison of several EA to tune PID using simulation, best are CMA and Modified particle swarm optimization</text:p>
      <text:p text:style-name="P7"/>
      <text:p text:style-name="P7">\cite{<text:span text:style-name="T4">Hoe2001fc</text:span>_<text:span text:style-name="T4">mobile</text:span>_ea} Evolutionary algorithm for fuzzy controller, uses 3 phased trainint. Simulation.</text:p>
      <text:p text:style-name="P7"/>
      <text:p text:style-name="P7"><text:soft-page-break/>\cite{<text:span text:style-name="T4">Schultz1999ga</text:span>_bot_behaviour} Simulation of room with obstacles. Robot navigation using GA to train and then tested o<text:span text:style-name="T3">s</text:span>n real robot.</text:p>
      <text:p text:style-name="P7"/>
      <text:p text:style-name="P7">\cite{<text:span text:style-name="T4">Silva2016ea</text:span>_mobbot} Simulation of room with obstacles. Robot navigation using GA to train and then tested on real robot. 1 action is a PMV value for each combination of possible sensor info (binary off or on)</text:p>
      <text:p text:style-name="Standard"/>
      <text:p text:style-name="P1">NN</text:p>
      <text:p text:style-name="P8">\cite{Lu2012ANN_PID} Artificial Neural Network like PID sucessfully tested in simulation The advantages of the ANN-PID controller based DEA</text:p>
      <text:p text:style-name="P8">are summarized as following:</text:p>
      <text:p text:style-name="P8">1. The mathematics model for the controlled object is</text:p>
      <text:p text:style-name="P8">not necessary;</text:p>
      <text:p text:style-name="P8">2. The structure of the controller and the algorithm is</text:p>
      <text:p text:style-name="P8">simple, and it is convenient to apply them to online real-</text:p>
      <text:p text:style-name="P8">time control;</text:p>
      <text:p text:style-name="P8">3. It is more robust. The method can be applied to</text:p>
      <text:p text:style-name="P8">industrial process control, and take full advantage of both</text:p>
      <text:p text:style-name="P8">neural network and traditional PID </text:p>
      <text:p text:style-name="P8">NN-PID controller based on DEA convergence</text:p>
      <text:p text:style-name="P8">speed is faster than ANN-PID controller and ANN-DEA-</text:p>
      <text:p text:style-name="P8">PID controller can reach global minimum, due to adopt</text:p>
      <text:p text:style-name="P8">the different evolutional algorithm to train weight of</text:p>
      <text:p text:style-name="P5">neural network</text:p>
      <text:p text:style-name="P5"/>
      <text:p text:style-name="Standard">\cite{karlka2003nn_ga_robot} Train neural network using ga in simulation to obtain inverse kinematixs solution of a planar robotix manipulator.\\</text:p>
      <text:p text:style-name="P7">\cite{Velagic2008nn_controller_mobilebot} neural network controller trained using simulation for mobile robot and backpropagation.</text:p>
      <text:p text:style-name="P7"/>
      <text:p text:style-name="P7">\cite{Grefenstette1994EVOLUTIONARYAI} General explanation of GA. examples of EA in robotics. Mentions neurogenetic, fuzzy controller.</text:p>
      <text:p text:style-name="P7"/>
      <text:p text:style-name="P8">\cite{Lian1999neuro_fuzzy}Tuning of a Neuro-Fuzzy</text:p>
      <text:p text:style-name="P8">Controller by Genetic Algorithm Simul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23:27:52.458948234</meta:creation-date>
    <dc:date>2023-05-11T05:01:06.190377945</dc:date>
    <meta:editing-duration>PT10H35M37S</meta:editing-duration>
    <meta:editing-cycles>2</meta:editing-cycles>
    <meta:generator>LibreOffice/7.3.7.2$Linux_X86_64 LibreOffice_project/30$Build-2</meta:generator>
    <meta:document-statistic meta:table-count="0" meta:image-count="0" meta:object-count="0" meta:page-count="6" meta:paragraph-count="137" meta:word-count="1840" meta:character-count="13174" meta:non-whitespace-character-count="11463"/>
  </office:meta>
</office:document-meta>
</file>